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15.2929166666667cm"/>
    </style:style>
    <style:style style:name="co3" style:family="table-column">
      <style:table-column-properties fo:break-before="auto" style:column-width="16.113125cm" style:use-optimal-column-width="true"/>
    </style:style>
    <style:style style:name="co4" style:family="table-column">
      <style:table-column-properties fo:break-before="auto" style:column-width="8.4137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4" style:family="table-cell">
      <style:map style:condition="of:cell-content()!=&quot;rest/&quot;&amp;[.B3]" style:apply-style-name="cf60" style:base-cell-address="Tabelle1.D3"/>
    </style:style>
    <style:style style:name="ce5" style:family="table-cell">
      <style:map style:condition="of:cell-content()!=[.A3]" style:apply-style-name="cf60" style:base-cell-address="Tabelle1.C3"/>
    </style:style>
    <style:style style:name="ce6" style:family="table-cell">
      <style:map style:condition="of:cell-content()!=[.A35]" style:apply-style-name="cf60" style:base-cell-address="Tabelle1.C35"/>
    </style:style>
    <style:style style:name="ce7" style:family="table-cell">
      <style:map style:condition="of:is-true-formula(ISBLANK([.F3]))" style:apply-style-name="cf15" style:base-cell-address="Tabelle1.F3"/>
      <style:map style:condition="of:cell-content()!=[.D52]" style:apply-style-name="cf61" style:base-cell-address="Tabelle1.F52"/>
    </style:style>
    <style:style style:name="ce8" style:family="table-cell">
      <style:map style:condition="of:is-true-formula(ISBLANK([.F3]))" style:apply-style-name="cf15" style:base-cell-address="Tabelle1.F3"/>
    </style:style>
    <style:style style:name="ce9" style:family="table-cell">
      <style:map style:condition="of:cell-content()!=&quot;rest/&quot;&amp;[.B113]" style:apply-style-name="cf60" style:base-cell-address="Tabelle1.D113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9" table:default-cell-style-name="ce1"/>
        <table:table-row table:style-name="ro1">
          <table:table-cell office:value-type="string" table:number-columns-spanned="2" table:number-rows-spanned="1" table:style-name="ce3">
            <text:p>Version 1</text:p>
          </table:table-cell>
          <table:covered-table-cell/>
          <table:table-cell office:value-type="string" table:number-columns-spanned="2" table:number-rows-spanned="1" table:style-name="ce3">
            <text:p>Version 2</text:p>
          </table:table-cell>
          <table:covered-table-cell/>
          <table:table-cell table:style-name="ce1"/>
          <table:table-cell office:value-type="float" office:value="328" table:formula="of:=SUM([.F3:.F114])+11" table:style-name="ce1">
            <text:p>328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ethod</text:p>
          </table:table-cell>
          <table:table-cell office:value-type="string" table:style-name="ce2">
            <text:p>URL</text:p>
          </table:table-cell>
          <table:table-cell office:value-type="string" table:style-name="ce2">
            <text:p>Method2</text:p>
          </table:table-cell>
          <table:table-cell office:value-type="string" table:style-name="ce2">
            <text:p>New URL</text:p>
          </table:table-cell>
          <table:table-cell office:value-type="string" table:style-name="ce2">
            <text:p>Additional comment</text:p>
          </table:table-cell>
          <table:table-cell office:value-type="string" table:style-name="ce2">
            <text:p>Unit tests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AttributeGroup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AttributeGroup</text:p>
          </table:table-cell>
          <table:table-cell table:style-name="ce1"/>
          <table:table-cell office:value-type="float" office:value="7" table:style-name="ce8">
            <text:p>7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Group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Group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AttributeGroup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AttributeGroup/{id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AttributeGroup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AttributeGroup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Group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Group/{id}/CanDelete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Group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Groups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Groups/In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Groups/InItemType/{id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Groups/NotIn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Groups/NotInItemType/{id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AttributeType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AttributeType</text:p>
          </table:table-cell>
          <table:table-cell table:style-name="ce1"/>
          <table:table-cell office:value-type="float" office:value="10" table:style-name="ce8">
            <text:p>10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AttributeType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AttributeType/{id}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AttributeType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AttributeType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Type/{id}/Attributes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Type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/{id}/CanDelete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AttributeType/{id}/ConvertToItemType</text:p>
          </table:table-cell>
          <table:table-cell office:value-type="string" table:style-name="ce5">
            <text:p>MOVE</text:p>
          </table:table-cell>
          <table:table-cell office:value-type="string" table:style-name="ce4">
            <text:p>rest/AttributeType/{id}</text:p>
          </table:table-cell>
          <table:table-cell office:value-type="string" table:style-name="ce1">
            <text:p>Changed Method and URL</text:p>
          </table:table-cell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Type/{id}/ItemAttributes/Count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/{id}/ItemAttributes/Count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Type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s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Types/CorrespondingValuesOf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/{id}/CorrespondingValuesOfType</text:p>
          </table:table-cell>
          <table:table-cell office:value-type="string" table:style-name="ce1">
            <text:p>Changed URL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Types/ForGroup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s/ForGroup/{id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Types/For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s/ForItemType/{id}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figurationItem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ConfigurationItem</text:p>
          </table:table-cell>
          <table:table-cell table:style-name="ce1"/>
          <table:table-cell office:value-type="float" office:value="10" table:style-name="ce8">
            <text:p>10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d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ConfigurationItem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ConfigurationItem/{id}</text:p>
          </table:table-cell>
          <table:table-cell table:style-name="ce1"/>
          <table:table-cell office:value-type="float" office:value="13" table:style-name="ce8">
            <text:p>1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ConfigurationItem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ConfigurationItem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/Attributes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/Connectable/{ruleId}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/Connection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d}/Connections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/Connections/ToLower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d}/Connections/ToLower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/Connections/ToUpper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d}/Connections/ToUpper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History</text:p>
          </table:table-cell>
          <table:table-cell office:value-type="string" table:style-name="ce5">
            <text:p>GET</text:p>
          </table:table-cell>
          <table:table-cell table:style-name="ce4"/>
          <table:table-cell office:value-type="string" table:style-name="ce1">
            <text:p>Not yet implemented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History/Objects</text:p>
          </table:table-cell>
          <table:table-cell office:value-type="string" table:style-name="ce5">
            <text:p>GET</text:p>
          </table:table-cell>
          <table:table-cell table:style-name="ce4"/>
          <table:table-cell office:value-type="string" table:style-name="ce1">
            <text:p>Not yet implemented</text:p>
          </table:table-cell>
          <table:table-cell table:style-name="ce8"/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/Links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/ResponibleUsers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6">
            <text:p>POST</text:p>
          </table:table-cell>
          <table:table-cell office:value-type="string" table:style-name="ce4">
            <text:p>rest/ConfigurationItem/{id}/Responsibility</text:p>
          </table:table-cell>
          <table:table-cell office:value-type="string" table:style-name="ce1">
            <text:p>Deprecated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6">
            <text:p>DELETE</text:p>
          </table:table-cell>
          <table:table-cell office:value-type="string" table:style-name="ce4">
            <text:p>rest/ConfigurationItem/{id}/Responsibility</text:p>
          </table:table-cell>
          <table:table-cell office:value-type="string" table:style-name="ce1">
            <text:p>Deprecated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temId}/Full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temId}/Full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figurationItem/Full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ConfigurationItem/Full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type/{itemType}/name/{itemName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type/{itemType}/name/{itemName}</text:p>
          </table:table-cell>
          <table:table-cell table:style-name="ce1"/>
          <table:table-cell office:value-type="float" office:value="6" table:style-name="ce8">
            <text:p>6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Attribute/{attributeId}</text:p>
          </table:table-cell>
          <table:table-cell office:value-type="string" table:style-name="ce1">
            <text:p>New method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Link/{linkId}</text:p>
          </table:table-cell>
          <table:table-cell office:value-type="string" table:style-name="ce1">
            <text:p>New method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</text:p>
          </table:table-cell>
          <table:table-cell office:value-type="string" table:style-name="ce1">
            <text:p>Added paging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{ids}</text:p>
          </table:table-cell>
          <table:table-cell office:value-type="string" table:style-name="ce1">
            <text:p>New method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s/{items}/Full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{items}/Full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s/Available/{ruleId}/{itemsToConnect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Available/{ruleId}/{itemsToConnect}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figurationItems/ByType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s/ByType/{type}/Full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ByTypes/{typeIds}/Full</text:p>
          </table:table-cell>
          <table:table-cell office:value-type="string" table:style-name="ce1">
            <text:p>Changed URL</text:p>
          </table:table-cell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s/ByType/{types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ByTypes/{typeIds}</text:p>
          </table:table-cell>
          <table:table-cell office:value-type="string" table:style-name="ce1">
            <text:p>Changed URL</text:p>
          </table:table-cell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figurationItems/ByTypeNames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7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s/Connectable/{rule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ConnectableAsLowerItem/rule/{ruleId}</text:p>
          </table:table-cell>
          <table:table-cell office:value-type="string" table:style-name="ce1">
            <text:p>Changed URL</text:p>
          </table:table-cell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s/ConnectableAsLowerItem/item/{item}/rule/{rule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ConnectableAsLowerItem/item/{item}/rule/{rule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s/ConnectableAsUpperItem/item/{item}/rule/{rule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ConnectableAsUpperItem/item/{item}/rule/{rule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figurationItems/Search</text:p>
          </table:table-cell>
          <table:table-cell office:value-type="string" table:style-name="ce5">
            <text:p>SEARCH</text:p>
          </table:table-cell>
          <table:table-cell office:value-type="string" table:style-name="ce4">
            <text:p>rest/ConfigurationItems</text:p>
          </table:table-cell>
          <table:table-cell table:style-name="ce1"/>
          <table:table-cell office:value-type="float" office:value="20" table:style-name="ce8">
            <text:p>20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figurationItems/Search/Full</text:p>
          </table:table-cell>
          <table:table-cell office:value-type="string" table:style-name="ce5">
            <text:p>SEARCH</text:p>
          </table:table-cell>
          <table:table-cell office:value-type="string" table:style-name="ce4">
            <text:p>rest/ConfigurationItems/Full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figurationItems/Search/Neighbor</text:p>
          </table:table-cell>
          <table:table-cell office:value-type="string" table:style-name="ce5">
            <text:p>SEARCH</text:p>
          </table:table-cell>
          <table:table-cell office:value-type="string" table:style-name="ce4">
            <text:p>rest/ConfigurationItem/{id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nection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Connection</text:p>
          </table:table-cell>
          <table:table-cell table:style-name="ce1"/>
          <table:table-cell office:value-type="float" office:value="11" table:style-name="ce8">
            <text:p>1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Connection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Connection/{id}/description</text:p>
          </table:table-cell>
          <table:table-cell office:value-type="string" table:style-name="ce1">
            <text:p>Changed URL and scope</text:p>
          </table:table-cell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Connection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Connection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/upperItem/{upperItem}/connectionType/{connType}/lowerItem/{lowerItem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/upperItem/{upperItem}/connectionType/{connType}/lowerItem/{lowerItem}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nectionRule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ConnectionRule</text:p>
          </table:table-cell>
          <table:table-cell table:style-name="ce1"/>
          <table:table-cell office:value-type="float" office:value="6" table:style-name="ce8">
            <text:p>6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Rul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ConnectionRule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ConnectionRule/{id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ConnectionRule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ConnectionRule/{id}</text:p>
          </table:table-cell>
          <table:table-cell table:style-name="ce1"/>
          <table:table-cell office:value-type="float" office:value="6" table:style-name="ce8">
            <text:p>6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Rule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/{id}/CanDelete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Rule/{id}/Connections/Count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/{id}/Connections/Count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Rule/upperItemType/{upper}/connectionType/{conn}/lowerItemType/{lower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/upperItemType/{upper}/connectionType/{conn}/lowerItemType/{lower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Rule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s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Rules/ByLower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s/ForLowerItemType/{id}</text:p>
          </table:table-cell>
          <table:table-cell office:value-type="string" table:style-name="ce1">
            <text:p>Changed URL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Rules/ByUpper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s/ForUpperItemType/{id}</text:p>
          </table:table-cell>
          <table:table-cell office:value-type="string" table:style-name="ce1">
            <text:p>Changed URL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Rules/ByUpperItemType/{upper}/ByLowerItemType/{lower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s/ForUpperItemType/{upper}/ForLowerItemType/{lower}</text:p>
          </table:table-cell>
          <table:table-cell office:value-type="string" table:style-name="ce1">
            <text:p>Changed URL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Rules/For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s/ForItemType/{id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s</text:p>
          </table:table-cell>
          <table:table-cell office:value-type="string" table:style-name="ce1">
            <text:p>New for migration: added paging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nectionType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ConnectionType</text:p>
          </table:table-cell>
          <table:table-cell table:style-name="ce1"/>
          <table:table-cell office:value-type="float" office:value="7" table:style-name="ce8">
            <text:p>7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Type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ConnectionType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ConnectionType/{id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ConnectionType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ConnectionType/{id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Type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Type/{id}/CanDelete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Type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Types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Types/AllowedDownward/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Types/AllowedDownward/itemtype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vertFileToTable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Import/ConvertFileToTable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ImportDataTable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Import/DataTable</text:p>
          </table:table-cell>
          <table:table-cell table:style-name="ce1"/>
          <table:table-cell office:value-type="float" office:value="6" table:style-name="ce8">
            <text:p>6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ItemAttribute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ItemAttribute/{id}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ItemAttribute/{id}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ItemAttribute/{id}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ItemAttribute/item/{item}/attributeType/{attributeType}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ItemAttribute/item/{item}/attributeTypeName/{attributeTypeName}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ItemLink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ItemLink/{id}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ItemType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ItemType</text:p>
          </table:table-cell>
          <table:table-cell table:style-name="ce1"/>
          <table:table-cell office:value-type="float" office:value="10" table:style-name="ce8">
            <text:p>10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ItemType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ItemType/{id}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ItemType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ItemType/{id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ItemType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/{id}/CanDelete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ItemType/ForLower/{lower}/ConnectionType/{connType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s/ForLower/{lower}/ConnectionType/{connType}</text:p>
          </table:table-cell>
          <table:table-cell office:value-type="string" table:style-name="ce1">
            <text:p>Changed URL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ItemType/ForUpper/{upper}/ConnectionType/{connType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s/ForUpper/{upper}/ConnectionType/{connType}</text:p>
          </table:table-cell>
          <table:table-cell office:value-type="string" table:style-name="ce1">
            <text:p>Changed URL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ItemType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s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ItemTypes/ByAllowedAttribute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s/ByAllowedAttributeType/{id}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MetaData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MetaData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Proposals/{text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Proposals/{text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User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User</text:p>
          </table:table-cell>
          <table:table-cell table:style-name="ce1"/>
          <table:table-cell office:value-type="float" office:value="7" table:style-name="ce8">
            <text:p>7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User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User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User/{domain}/{user}/{role}/{deleteResponsibilities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User/{domain}/{user}/{role}/{deleteResponsibilities}</text:p>
          </table:table-cell>
          <table:table-cell office:value-type="string" table:style-name="ce1">
            <text:p>AD-Operation</text:p>
          </table:table-cell>
          <table:table-cell table:style-name="ce8"/>
          <table:table-cell table:number-columns-repeated="16378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User/{user}/{role}/{deleteResponsibilities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User/{user}/{deleteResponsibilities}</text:p>
          </table:table-cell>
          <table:table-cell office:value-type="string" table:style-name="ce1">
            <text:p>Changed URL parameters</text:p>
          </table:table-cell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User/Current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User/Current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User/Rol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User/Role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User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Users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Users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Users/search/{searchText}</text:p>
          </table:table-cell>
          <table:table-cell office:value-type="string" table:style-name="ce5">
            <text:p>GET</text:p>
          </table:table-cell>
          <table:table-cell office:value-type="string" table:style-name="ce9">
            <text:p>rest/Users/search/{searchText}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 table:visibility="filter">
          <table:table-cell table:number-columns-repeated="2" table:style-name="ce1"/>
          <table:table-cell office:value-type="string" table:style-name="ce5">
            <text:p>POST</text:p>
          </table:table-cell>
          <table:table-cell office:value-type="string" table:style-name="ce4">
            <text:p>Login</text:p>
          </table:table-cell>
          <table:table-cell office:value-type="string" table:style-name="ce1">
            <text:p>New for JWT authentication</text:p>
          </table:table-cell>
          <table:table-cell office:value-type="float" office:value="8" table:style-name="ce8">
            <text:p>8</text:p>
          </table:table-cell>
          <table:table-cell table:number-columns-repeated="16378"/>
        </table:table-row>
        <table:table-row table:number-rows-repeated="1048462" table:style-name="ro1">
          <table:table-cell table:number-columns-repeated="16384"/>
        </table:table-row>
      </table:table>
      <table:database-ranges>
        <table:database-range table:target-range-address="Tabelle1.A2:Tabelle1.F114" table:display-filter-buttons="true">
          <table:filter>
            <table:filter-condition table:field-number="4" table:value="Not yet implemented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f1" style:family="table-cell" style:data-style-name="N0">
      <style:table-cell-properties style:vertical-align="automatic" fo:background-color="#FFE699"/>
    </style:style>
    <style:style style:name="cf10" style:family="table-cell" style:data-style-name="N0">
      <style:table-cell-properties fo:background-color="#FFF2CC"/>
    </style:style>
    <style:style style:name="cf11" style:family="table-cell" style:data-style-name="N0">
      <style:table-cell-properties fo:background-color="#FFE699"/>
    </style:style>
    <style:style style:name="cf12" style:family="table-cell" style:data-style-name="N0">
      <style:table-cell-properties fo:background-color="#FFF2CC"/>
    </style:style>
    <style:style style:name="cf13" style:family="table-cell" style:data-style-name="N0">
      <style:table-cell-properties fo:background-color="#FFE699"/>
    </style:style>
    <style:style style:name="cf14" style:family="table-cell" style:data-style-name="N0">
      <style:table-cell-properties fo:background-color="#FFF2CC"/>
    </style:style>
    <style:style style:name="cf15" style:family="table-cell" style:data-style-name="N0">
      <style:table-cell-properties fo:background-color="#FF0000"/>
    </style:style>
    <style:style style:name="cf16" style:family="table-cell" style:data-style-name="N0">
      <style:table-cell-properties fo:background-color="#FFE699"/>
    </style:style>
    <style:style style:name="cf17" style:family="table-cell" style:data-style-name="N0">
      <style:table-cell-properties fo:background-color="#FFF2CC"/>
    </style:style>
    <style:style style:name="cf18" style:family="table-cell" style:data-style-name="N0">
      <style:table-cell-properties fo:background-color="#FFE699"/>
    </style:style>
    <style:style style:name="cf19" style:family="table-cell" style:data-style-name="N0">
      <style:table-cell-properties fo:background-color="#FFF2CC"/>
    </style:style>
    <style:style style:name="cf2" style:family="table-cell" style:data-style-name="N0">
      <style:table-cell-properties style:vertical-align="automatic" fo:background-color="#FFF2CC"/>
    </style:style>
    <style:style style:name="cf20" style:family="table-cell" style:data-style-name="N0">
      <style:table-cell-properties fo:background-color="#FFE699"/>
    </style:style>
    <style:style style:name="cf21" style:family="table-cell" style:data-style-name="N0">
      <style:table-cell-properties fo:background-color="#FFF2CC"/>
    </style:style>
    <style:style style:name="cf22" style:family="table-cell" style:data-style-name="N0">
      <style:table-cell-properties fo:background-color="#FFE699"/>
    </style:style>
    <style:style style:name="cf23" style:family="table-cell" style:data-style-name="N0">
      <style:table-cell-properties fo:background-color="#FFF2CC"/>
    </style:style>
    <style:style style:name="cf24" style:family="table-cell" style:data-style-name="N0">
      <style:table-cell-properties fo:background-color="#FFE699"/>
    </style:style>
    <style:style style:name="cf25" style:family="table-cell" style:data-style-name="N0">
      <style:table-cell-properties fo:background-color="#FFF2CC"/>
    </style:style>
    <style:style style:name="cf26" style:family="table-cell" style:data-style-name="N0">
      <style:table-cell-properties fo:background-color="#FFE699"/>
    </style:style>
    <style:style style:name="cf27" style:family="table-cell" style:data-style-name="N0">
      <style:table-cell-properties fo:background-color="#FFF2CC"/>
    </style:style>
    <style:style style:name="cf28" style:family="table-cell" style:data-style-name="N0">
      <style:table-cell-properties fo:background-color="#FFE699"/>
    </style:style>
    <style:style style:name="cf29" style:family="table-cell" style:data-style-name="N0">
      <style:table-cell-properties fo:background-color="#FFF2CC"/>
    </style:style>
    <style:style style:name="cf3" style:family="table-cell" style:data-style-name="N0">
      <style:table-cell-properties fo:background-color="#FFE699"/>
    </style:style>
    <style:style style:name="cf30" style:family="table-cell" style:data-style-name="N0">
      <style:table-cell-properties fo:background-color="#FFE699"/>
    </style:style>
    <style:style style:name="cf31" style:family="table-cell" style:data-style-name="N0">
      <style:table-cell-properties fo:background-color="#FFF2CC"/>
    </style:style>
    <style:style style:name="cf32" style:family="table-cell" style:data-style-name="N0">
      <style:table-cell-properties fo:background-color="#FFE699"/>
    </style:style>
    <style:style style:name="cf33" style:family="table-cell" style:data-style-name="N0">
      <style:table-cell-properties fo:background-color="#FFF2CC"/>
    </style:style>
    <style:style style:name="cf34" style:family="table-cell" style:data-style-name="N0">
      <style:table-cell-properties fo:background-color="#FFE699"/>
    </style:style>
    <style:style style:name="cf35" style:family="table-cell" style:data-style-name="N0">
      <style:table-cell-properties fo:background-color="#FFF2CC"/>
    </style:style>
    <style:style style:name="cf36" style:family="table-cell" style:data-style-name="N0">
      <style:table-cell-properties fo:background-color="#FFE699"/>
    </style:style>
    <style:style style:name="cf37" style:family="table-cell" style:data-style-name="N0">
      <style:table-cell-properties fo:background-color="#FFF2CC"/>
    </style:style>
    <style:style style:name="cf38" style:family="table-cell" style:data-style-name="N0">
      <style:table-cell-properties fo:background-color="#FFE699"/>
    </style:style>
    <style:style style:name="cf39" style:family="table-cell" style:data-style-name="N0">
      <style:table-cell-properties fo:background-color="#FFF2CC"/>
    </style:style>
    <style:style style:name="cf4" style:family="table-cell" style:data-style-name="N0">
      <style:table-cell-properties fo:background-color="#FFF2CC"/>
    </style:style>
    <style:style style:name="cf40" style:family="table-cell" style:data-style-name="N0">
      <style:table-cell-properties fo:background-color="#FFE699"/>
    </style:style>
    <style:style style:name="cf41" style:family="table-cell" style:data-style-name="N0">
      <style:table-cell-properties fo:background-color="#FFF2CC"/>
    </style:style>
    <style:style style:name="cf42" style:family="table-cell" style:data-style-name="N0">
      <style:table-cell-properties fo:background-color="#FFE699"/>
    </style:style>
    <style:style style:name="cf43" style:family="table-cell" style:data-style-name="N0">
      <style:table-cell-properties fo:background-color="#FFF2CC"/>
    </style:style>
    <style:style style:name="cf44" style:family="table-cell" style:data-style-name="N0">
      <style:table-cell-properties fo:background-color="#FFE699"/>
    </style:style>
    <style:style style:name="cf45" style:family="table-cell" style:data-style-name="N0">
      <style:table-cell-properties fo:background-color="#FFF2CC"/>
    </style:style>
    <style:style style:name="cf46" style:family="table-cell" style:data-style-name="N0">
      <style:table-cell-properties fo:background-color="#FFE699"/>
    </style:style>
    <style:style style:name="cf47" style:family="table-cell" style:data-style-name="N0">
      <style:table-cell-properties fo:background-color="#FFF2CC"/>
    </style:style>
    <style:style style:name="cf48" style:family="table-cell" style:data-style-name="N0">
      <style:table-cell-properties fo:background-color="#FFE699"/>
    </style:style>
    <style:style style:name="cf49" style:family="table-cell" style:data-style-name="N0">
      <style:table-cell-properties fo:background-color="#FFF2CC"/>
    </style:style>
    <style:style style:name="cf5" style:family="table-cell" style:data-style-name="N0">
      <style:table-cell-properties fo:background-color="#FFE699"/>
    </style:style>
    <style:style style:name="cf50" style:family="table-cell" style:data-style-name="N0">
      <style:table-cell-properties fo:background-color="#FFE699"/>
    </style:style>
    <style:style style:name="cf51" style:family="table-cell" style:data-style-name="N0">
      <style:table-cell-properties fo:background-color="#FFF2CC"/>
    </style:style>
    <style:style style:name="cf52" style:family="table-cell" style:data-style-name="N0">
      <style:table-cell-properties fo:background-color="#FFE699"/>
    </style:style>
    <style:style style:name="cf53" style:family="table-cell" style:data-style-name="N0">
      <style:table-cell-properties fo:background-color="#FFF2CC"/>
    </style:style>
    <style:style style:name="cf54" style:family="table-cell" style:data-style-name="N0">
      <style:table-cell-properties fo:background-color="#FFE699"/>
    </style:style>
    <style:style style:name="cf55" style:family="table-cell" style:data-style-name="N0">
      <style:table-cell-properties fo:background-color="#FFF2CC"/>
    </style:style>
    <style:style style:name="cf56" style:family="table-cell" style:data-style-name="N0">
      <style:table-cell-properties fo:background-color="#FFE699"/>
    </style:style>
    <style:style style:name="cf57" style:family="table-cell" style:data-style-name="N0">
      <style:table-cell-properties fo:background-color="#FFF2CC"/>
    </style:style>
    <style:style style:name="cf58" style:family="table-cell" style:data-style-name="N0">
      <style:table-cell-properties fo:background-color="#FFE699"/>
    </style:style>
    <style:style style:name="cf59" style:family="table-cell" style:data-style-name="N0">
      <style:table-cell-properties fo:background-color="#FFF2CC"/>
    </style:style>
    <style:style style:name="cf6" style:family="table-cell" style:data-style-name="N0">
      <style:table-cell-properties fo:background-color="#FFF2CC"/>
    </style:style>
    <style:style style:name="cf7" style:family="table-cell" style:data-style-name="N0">
      <style:table-cell-properties fo:background-color="#FFE699"/>
    </style:style>
    <style:style style:name="cf8" style:family="table-cell" style:data-style-name="N0">
      <style:table-cell-properties fo:background-color="#FFF2CC"/>
    </style:style>
    <style:style style:name="cf9" style:family="table-cell" style:data-style-name="N0">
      <style:table-cell-properties fo:background-color="#FFE699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f60" style:family="table-cell">
      <style:table-cell-properties fo:background-color="#FFE699"/>
      <style:text-properties fo:color="#000000" style:font-family-generic="swiss"/>
    </style:style>
    <style:style style:name="cf61" style:family="table-cell">
      <style:table-cell-properties fo:background-color="#FFF2CC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480315in" fo:margin-left="0.7in" fo:margin-right="0.7in" fo:margin-bottom="0in"/>
      </style:header-style>
      <style:footer-style>
        <style:header-footer-properties fo:min-height="0.4874015748031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meta:initial-creator>Michael</meta:initial-creator>
    <dc:creator>Michael</dc:creator>
    <meta:creation-date>2020-08-30T16:22:06Z</meta:creation-date>
    <dc:date>2021-02-07T09:48:42Z</dc:date>
    <meta:editing-cycles>1</meta:editing-cycles>
    <meta:editing-duration>PT0S</meta:editing-duration>
  </office:meta>
</office:document-meta>
</file>